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/>
    </style:style>
    <style:style style:name="P2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6pt" fo:language="sv" fo:country="SE" style:font-size-asian="16pt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fo:language="de" fo:country="DE" style:font-size-asian="10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style:font-size-asian="10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4pt" style:font-size-asian="4pt" style:font-size-complex="4pt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style:font-size-complex="12pt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fo:break-before="pag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line-height="150%"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weight="bold" style:font-weight-asian="bold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de" fo:country="DE" fo:font-weight="bold" style:font-weight-asian="bold"/>
    </style:style>
    <style:style style:name="T3" style:family="text">
      <style:text-properties style:font-name="Courier New" style:text-underline-style="solid" style:text-underline-width="auto" style:text-underline-color="font-color"/>
    </style:style>
    <style:style style:name="T4" style:family="text">
      <style:text-properties style:font-name="Courier New" fo:font-size="14pt" fo:language="de" fo:country="DE" fo:font-weight="bold" style:font-size-asian="14pt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mber Biosciences AB </text:p>
      <text:p text:style-name="P3">Org. nr. 556755-7763</text:p>
      <text:p text:style-name="P3"/>
      <text:p text:style-name="P9">Protokoll fört vid årsstämma med aktieägaren i Amber Biosciences AB ,<text:span text:style-name="T2"> Lund 2015-Okt</text:span><text:span text:style-name="T4">ober</text:span></text:p>
      <text:p text:style-name="P4"/>
      <text:p text:style-name="P4"/>
      <text:p text:style-name="P9"><text:span text:style-name="T3">Närvarande</text:span><text:span text:style-name="T1">: <text:s text:c="19"/></text:span><text:span text:style-name="T3">Aktier</text:span><text:span text:style-name="T1"> <text:s text:c="7"/></text:span><text:span text:style-name="T3">Röster</text:span><text:span text:style-name="T1"> </text:span></text:p>
      <text:p text:style-name="P6">Ann-Sofie Albrekt <text:s text:c="16"/>200 <text:s text:c="10"/>200</text:p>
      <text:p text:style-name="P6">Morten Krogh <text:s text:c="21"/>800 <text:s text:c="10"/>800</text:p>
      <text:p text:style-name="P6"><text:s text:c="32"/>===== <text:s text:c="8"/>=====</text:p>
      <text:p text:style-name="P6"><text:s text:c="32"/>1.000 <text:s text:c="8"/>1.000 </text:p>
      <text:p text:style-name="P6"/>
      <text:p text:style-name="P7"/>
      <text:p text:style-name="P6">Samtliga aktier i bolaget var således representerade. </text:p>
      <text:p text:style-name="P1"><text:s/></text:p>
      <text:p text:style-name="P9"><text:span text:style-name="T3">Vid protokollet</text:span><text:span text:style-name="T1">: </text:span></text:p>
      <text:p text:style-name="P6">Morten Krogh</text:p>
      <text:p text:style-name="P1"/>
      <text:p text:style-name="P2"/>
      <text:p text:style-name="P6"><text:s text:c="31"/>§ 1 </text:p>
      <text:p text:style-name="P9"><text:span text:style-name="T3">Beslöts</text:span><text:span text:style-name="T1">: </text:span></text:p>
      <text:p text:style-name="P6">att <text:s/>utse Morten Krogh till ordförande vid stämman, </text:p>
      <text:p text:style-name="P6">att <text:s/>godkänna dagordningen,</text:p>
      <text:p text:style-name="P6">att <text:s/>godkänna förestående förteckning såsom röstlängd vid </text:p>
      <text:p text:style-name="P6"><text:s text:c="5"/>stämman, </text:p>
      <text:p text:style-name="P6">att <text:s/>stämman skulle anses vara i laga ordning utlyst samt </text:p>
      <text:p text:style-name="P6">att <text:s/>dagens protokoll skulle justeras av Ann-Sofie Albrekt. </text:p>
      <text:p text:style-name="P6"/>
      <text:p text:style-name="P6"><text:s/></text:p>
      <text:p text:style-name="P6"/>
      <text:p text:style-name="P6"><text:s text:c="31"/>§ 2 </text:p>
      <text:p text:style-name="P6"/>
      <text:p text:style-name="P6">Föredrogs årsredovisningen och revisionsberättelsen för </text:p>
      <text:p text:style-name="P6">räkenskapsåret 2014-05-01--2015-04-30. </text:p>
      <text:p text:style-name="P1"><text:s/></text:p>
      <text:p text:style-name="P9"><text:span text:style-name="T3">Beslöts</text:span><text:span text:style-name="T1">: </text:span></text:p>
      <text:p text:style-name="P6">att <text:s/>fastställa resultaträkningen och balansräkningen, </text:p>
      <text:p text:style-name="P6">att <text:s/>disponera vinsten enligt förslaget i förvaltnings-</text:p>
      <text:p text:style-name="P6"><text:s text:c="5"/>berättelsen samt</text:p>
      <text:p text:style-name="P6">att <text:s/>bevilja styrelsens ledamöter ansvarsfrihet för räken-</text:p>
      <text:p text:style-name="P6"><text:s text:c="5"/>skapsåret.</text:p>
      <text:p text:style-name="P6"/>
      <text:p text:style-name="P6"/>
      <text:p text:style-name="P6"><text:s text:c="28"/>§ 3</text:p>
      <text:p text:style-name="P9"><text:span text:style-name="T3">Beslöts</text:span><text:span text:style-name="T1">: </text:span></text:p>
      <text:p text:style-name="P6">att <text:s/>arvode inte skulle utgå till styrelsen. </text:p>
      <text:p text:style-name="P6"/>
      <text:p text:style-name="P10"/>
      <text:p text:style-name="P6"><text:s text:c="30"/>§ 4</text:p>
      <text:p text:style-name="P6"/>
      <text:p text:style-name="P6">Till styrelse valdes: </text:p>
      <text:p text:style-name="P6"><text:s/></text:p>
      <text:p text:style-name="P9"><text:span text:style-name="T3">till styrelseledamot</text:span><text:span text:style-name="T1">: <text:s text:c="11"/>Morten Krogh</text:span></text:p>
      <text:p text:style-name="P9"><text:span text:style-name="T3">till styrelseledamot</text:span><text:span text:style-name="T1">: <text:s text:c="11"/>Ann-Sofie Albrekt</text:span></text:p>
      <text:p text:style-name="P5"><text:span text:style-name="T6">till styrelseledamot</text:span><text:span text:style-name="T5">: <text:s text:c="11"/>Elias Moberger</text:span></text:p>
      <text:p text:style-name="P5"/>
      <text:p text:style-name="P6"/>
      <text:p text:style-name="P8"/>
      <text:p text:style-name="P8"/>
      <text:p text:style-name="P6"><text:s text:c="30"/>§ 5 </text:p>
      <text:p text:style-name="P6"/>
      <text:p text:style-name="P6">Det antecknades att samtliga vid stämman fattade beslut </text:p>
      <text:p text:style-name="P6">varit enhälliga. </text:p>
      <text:p text:style-name="P6"><text:s/></text:p>
      <text:p text:style-name="P6"/>
      <text:p text:style-name="P6">Vidare förekom ej. </text:p>
      <text:p text:style-name="P6"><text:s/></text:p>
      <text:p text:style-name="P6"/>
      <text:p text:style-name="P6">Lund som ovan</text:p>
      <text:p text:style-name="P6"><text:s/></text:p>
      <text:p text:style-name="P6">Morten Krogh </text:p>
      <text:p text:style-name="P6"/>
      <text:p text:style-name="P6"/>
      <text:p text:style-name="P6"/>
      <text:p text:style-name="P6">Justerat: </text:p>
      <text:p text:style-name="P6"/>
      <text:p text:style-name="P6"/>
      <text:p text:style-name="P6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1in" fo:margin-bottom="0.6654in" fo:margin-left="1in" fo:margin-right="0.401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rdinarie bolagsstämmoprotokoll, Falloppio AB</dc:title>
    <meta:initial-creator>Heléne Selsmark</meta:initial-creator>
    <meta:creation-date>2006-12-12T09:15:00</meta:creation-date>
    <dc:date>2015-10-01T10:58:17</dc:date>
    <meta:print-date>2006-05-22T16:50:00</meta:print-date>
    <meta:editing-cycles>12</meta:editing-cycles>
    <meta:editing-duration>PT29M27S</meta:editing-duration>
    <meta:generator>OpenOffice/4.1.1$Unix OpenOffice.org_project/411m6$Build-9775</meta:generator>
    <meta:document-statistic meta:table-count="0" meta:image-count="0" meta:object-count="0" meta:page-count="2" meta:paragraph-count="51" meta:word-count="168" meta:character-count="1592"/>
    <dc:creator>Morten Krogh</dc:creator>
  </office:meta>
</office:document-meta>
</file>